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5e3" officeooo:paragraph-rsid="000885e3"/>
    </style:style>
    <style:style style:name="P2" style:family="paragraph" style:parent-style-name="Standard">
      <style:text-properties officeooo:rsid="000897c8" officeooo:paragraph-rsid="000897c8"/>
    </style:style>
    <style:style style:name="P3" style:family="paragraph" style:parent-style-name="Standard">
      <style:text-properties officeooo:rsid="000a7ca3" officeooo:paragraph-rsid="000a7ca3"/>
    </style:style>
    <style:style style:name="P4" style:family="paragraph" style:parent-style-name="Standard">
      <style:text-properties officeooo:rsid="000b4827" officeooo:paragraph-rsid="000b4827"/>
    </style:style>
    <style:style style:name="P5" style:family="paragraph" style:parent-style-name="Standard">
      <style:text-properties officeooo:rsid="000b4827" officeooo:paragraph-rsid="0011d601"/>
    </style:style>
    <style:style style:name="P6" style:family="paragraph" style:parent-style-name="Standard">
      <style:text-properties officeooo:rsid="000d0fdf" officeooo:paragraph-rsid="000d0fdf"/>
    </style:style>
    <style:style style:name="P7" style:family="paragraph" style:parent-style-name="Standard">
      <style:text-properties officeooo:rsid="000d0fdf" officeooo:paragraph-rsid="0011d601"/>
    </style:style>
    <style:style style:name="P8" style:family="paragraph" style:parent-style-name="Standard">
      <style:text-properties officeooo:rsid="00101021" officeooo:paragraph-rsid="00101021"/>
    </style:style>
    <style:style style:name="P9" style:family="paragraph" style:parent-style-name="Standard">
      <style:text-properties officeooo:rsid="00101021" officeooo:paragraph-rsid="0011d601"/>
    </style:style>
    <style:style style:name="P10" style:family="paragraph" style:parent-style-name="Standard">
      <style:text-properties officeooo:rsid="0011d601" officeooo:paragraph-rsid="0011d601"/>
    </style:style>
    <style:style style:name="P11" style:family="paragraph" style:parent-style-name="Standard">
      <style:text-properties officeooo:rsid="001518ff" officeooo:paragraph-rsid="001518ff"/>
    </style:style>
    <style:style style:name="P12" style:family="paragraph" style:parent-style-name="Standard">
      <style:text-properties officeooo:rsid="00164e23" officeooo:paragraph-rsid="00164e23"/>
    </style:style>
    <style:style style:name="P13" style:family="paragraph" style:parent-style-name="Standard">
      <style:text-properties officeooo:rsid="00178934" officeooo:paragraph-rsid="00178934"/>
    </style:style>
    <style:style style:name="T1" style:family="text">
      <style:text-properties officeooo:rsid="000897c8"/>
    </style:style>
    <style:style style:name="T2" style:family="text">
      <style:text-properties officeooo:rsid="000e99ba"/>
    </style:style>
    <style:style style:name="T3" style:family="text">
      <style:text-properties officeooo:rsid="00101021"/>
    </style:style>
    <style:style style:name="T4" style:family="text">
      <style:text-properties officeooo:rsid="00139b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artition des taĉhes : CLAUDEL Antoine<text:tab/><text:tab/>LE-PERIA Baptiste<text:tab/>COSTANTINI Enzo</text:p>
      <text:p text:style-name="P1"/>
      <text:p text:style-name="P1"/>
      <text:p text:style-name="P1">ETAPE 1 : <text:span text:style-name="T1">Familiarisation avec le langage SAT et premières tentatives de résolution du problème</text:span></text:p>
      <text:p text:style-name="P2">Tous le monde</text:p>
      <text:p text:style-name="P2"/>
      <text:p text:style-name="P2">Premier début de solution en C proposé par Antoine, mais la solution n’était concluante.</text:p>
      <text:p text:style-name="P2"/>
      <text:p text:style-name="P2">ETAPE 2 : Recherche de la bonne solution pour résoudre le problème d’inclusion : </text:p>
      <text:p text:style-name="P2">Tous le monde, majoritairement Antoine qui a concrétisé.</text:p>
      <text:p text:style-name="P2"/>
      <text:p text:style-name="P2"><text:s/><text:span text:style-name="T2">(Reprise de nombreuses fonctions vu en Théorie des Langages sur les automates)</text:span></text:p>
      <text:p text:style-name="P2"/>
      <text:p text:style-name="P3">ETAPE 3 : Codage en C de la première solution SAT trouvée :</text:p>
      <text:p text:style-name="P3">CLAUDEL Antoine, LE-PERIA Baptiste.</text:p>
      <text:p text:style-name="P3"/>
      <text:p text:style-name="P3">ETAPE 4 : Codage en C de la solution avec déterminisation : </text:p>
      <text:p text:style-name="P3">COSTANTINI Enzo.</text:p>
      <text:p text:style-name="P3"/>
      <text:p text:style-name="P3">ETAPE 5 : Test du SAT pour voir son fonctionnement (non fonctionnel au début) :</text:p>
      <text:p text:style-name="P3">LE PERIA Baptiste.</text:p>
      <text:p text:style-name="P3"/>
      <text:p text:style-name="P3">Correction du SAT : </text:p>
      <text:p text:style-name="P3">CLAUDEL Antoine &amp; COSTANTINI Enzo</text:p>
      <text:p text:style-name="P3"/>
      <text:p text:style-name="P3">Nouveux Tests : Tous le monde.</text:p>
      <text:p text:style-name="P3"/>
      <text:p text:style-name="P3">SAT Fonctionnnel</text:p>
      <text:p text:style-name="P3"/>
      <text:p text:style-name="P3">Tests de vitesse, comparaison des deux méthodes : Tous le monde.</text:p>
      <text:p text:style-name="P3"/>
      <text:p text:style-name="P3">Problème de vitesse sur le SAT, résolu par Enzo &amp; Antoine. </text:p>
      <text:p text:style-name="P3"/>
      <text:p text:style-name="P5">Nouve<text:span text:style-name="T3">a</text:span>ux tests : </text:p>
      <text:p text:style-name="P5"><text:span text:style-name="T4">Le-Peria </text:span>Baptiste.</text:p>
      <text:p text:style-name="P4"/>
      <text:p text:style-name="P7">Création du script afin de tester les deux méthodes facilement et pour n tests : </text:p>
      <text:p text:style-name="P7"><text:span text:style-name="T4">Claudel </text:span>Antoine</text:p>
      <text:p text:style-name="P6"/>
      <text:p text:style-name="P9">Nouveaux tests &amp; compréhension du script: </text:p>
      <text:p text:style-name="P9">Tous le monde</text:p>
      <text:p text:style-name="P8"/>
      <text:p text:style-name="P10">Ajout d’une fonction de création d’automate aléatoire (traduction en C d’une fonction donnée par vous, notre tuteur) :</text:p>
      <text:p text:style-name="P10"><text:span text:style-name="T4">Costantini </text:span>Enzo</text:p>
      <text:p text:style-name="P10"/>
      <text:p text:style-name="P11">Tests avec des automates de grandes tailles :</text:p>
      <text:p text:style-name="P12">Tous le monde</text:p>
      <text:p text:style-name="P12"/>
      <text:p text:style-name="P12"><text:soft-page-break/>Ajout des variables pseudo aléatoires afin de tester les 2 méthodes sur les mêmes automates &amp; ajout dans le script :</text:p>
      <text:p text:style-name="P12">Costantini Enzo</text:p>
      <text:p text:style-name="P12"/>
      <text:p text:style-name="P13">Début du rapport, création du plan : </text:p>
      <text:p text:style-name="P13">Claudel Antoine et Le-Peria Baptiste.</text:p>
      <text:p text:style-name="P13"/>
      <text:p text:style-name="P13">Nouveux tests avec les variables pseudo-aléatoire :</text:p>
      <text:p text:style-name="P13">Costantini Enzo 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21:52:43.346122351</meta:creation-date>
    <dc:date>2021-02-28T22:25:32.596583299</dc:date>
    <meta:editing-duration>PT32M42S</meta:editing-duration>
    <meta:editing-cycles>14</meta:editing-cycles>
    <meta:generator>LibreOffice/6.2.7.1$Linux_X86_64 LibreOffice_project/20$Build-1</meta:generator>
    <meta:document-statistic meta:table-count="0" meta:image-count="0" meta:object-count="0" meta:page-count="2" meta:paragraph-count="35" meta:word-count="270" meta:character-count="1625" meta:non-whitespace-character-count="1379"/>
  </office:meta>
</office:document-meta>
</file>